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833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9264" draw:style-name="a0" draw:name="Image2" text:anchor-type="paragraph" svg:x="0.00065in" svg:y="3.96181in" svg:width="6.69291in" svg:height="3.76457in" style:rel-width="scale" style:rel-height="scale"><draw:image xlink:href="media/image1.png" xlink:type="simple" xlink:show="embed" xlink:actuate="onLoad"/><svg:title/><svg:desc/></draw:frame><draw:custom-shape svg:x="0.27917in" svg:y="4.94028in" svg:width="2.62222in" svg:height="0.83333in" draw:z-index="251660288" draw:id="id0" draw:style-name="a1" draw:name="Rectángulo 6" text:anchor-type="paragraph"><svg:title/><svg:desc/><draw:enhanced-geometry draw:type="non-primitive" svg:viewBox="0 0 21600 21600" draw:enhanced-path="M 0 0 L 21600 0 21600 21600 0 21600 Z N"/></draw:custom-shape><draw:frame draw:z-index="251658240" draw:style-name="a2" draw:name="Image1" text:anchor-type="paragraph" svg:x="0in" svg:y="0in" svg:width="6.69291in" svg:height="3.7645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z-index="2" draw:style-name="a3" draw:name="Image3" text:anchor-type="paragraph" svg:x="0in" svg:y="0in" svg:width="6.69291in" svg:height="3.76457in" style:rel-width="scale" style:rel-height="scale"><draw:image xlink:href="media/image3.png" xlink:type="simple" xlink:show="embed" xlink:actuate="onLoad"/><svg:title/><svg:desc/></draw:frame></text:p>
      <text:p text:style-name="Standard"><draw:frame draw:z-index="3" draw:style-name="a4" draw:name="Image4" text:anchor-type="paragraph" svg:x="0in" svg:y="0in" svg:width="6.69291in" svg:height="3.76457in" style:rel-width="scale" style:rel-height="scale"><draw:image xlink:href="media/image4.png" xlink:type="simple" xlink:show="embed" xlink:actuate="onLoad"/><svg:title/><svg:desc/></draw:frame></text:p>
      <text:p text:style-name="Standard"><draw:frame draw:z-index="4" draw:style-name="a5" draw:name="Image5" text:anchor-type="paragraph" svg:x="0in" svg:y="0in" svg:width="6.69291in" svg:height="3.76457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bian Scherle</dc:creator>
    <meta:creation-date>2020-03-06T08:34:00Z</meta:creation-date>
    <dc:date>2020-05-31T16:16:00Z</dc:date>
    <meta:template xlink:href="Normal" xlink:type="simple"/>
    <meta:editing-cycles>5</meta:editing-cycles>
    <meta:editing-duration>PT4320S</meta:editing-duration>
    <meta:document-statistic meta:page-count="1" meta:paragraph-count="1" meta:word-count="1" meta:character-count="10" meta:row-count="1" meta:non-whitespace-character-count="10"/>
  </office:meta>
</office:document-meta>
</file>